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3576346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882cm" table:align="right" style:writing-mode="lr-tb"/>
    </style:style>
    <style:style style:name="Table9.A" style:family="table-column">
      <style:table-column-properties style:column-width="17.882cm"/>
    </style:style>
    <style:style style:name="Table9.1" style:family="table-row">
      <style:table-row-properties style:min-row-height="12.723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Table_20_Contents">
      <style:text-properties officeooo:paragraph-rsid="00130ae2"/>
    </style:style>
    <style:style style:name="P7" style:family="paragraph" style:parent-style-name="Table_20_Contents">
      <style:text-properties officeooo:rsid="0011adc3" officeooo:paragraph-rsid="0011adc3"/>
    </style:style>
    <style:style style:name="P8" style:family="paragraph" style:parent-style-name="Table_20_Contents">
      <style:text-properties officeooo:rsid="00130ae2" officeooo:paragraph-rsid="00130ae2"/>
    </style:style>
    <style:style style:name="P9"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0" style:family="paragraph" style:parent-style-name="Table_20_Contents">
      <style:text-properties officeooo:rsid="001395b6" officeooo:paragraph-rsid="001395b6"/>
    </style:style>
    <style:style style:name="P11" style:family="paragraph" style:parent-style-name="Table_20_Contents">
      <style:paragraph-properties fo:line-height="100%"/>
      <style:text-properties officeooo:paragraph-rsid="0015dac4"/>
    </style:style>
    <style:style style:name="P12" style:family="paragraph" style:parent-style-name="Table_20_Contents">
      <style:paragraph-properties fo:line-height="100%"/>
      <style:text-properties fo:font-size="9pt" officeooo:paragraph-rsid="0015dac4" style:font-size-asian="9pt" style:font-size-complex="9pt"/>
    </style:style>
    <style:style style:name="P13" style:family="paragraph" style:parent-style-name="Table_20_Contents">
      <style:text-properties officeooo:paragraph-rsid="0013f7b1"/>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1adc3"/>
    </style:style>
    <style:style style:name="T4" style:family="text">
      <style:text-properties officeooo:rsid="00130ae2"/>
    </style:style>
    <style:style style:name="T5" style:family="text">
      <style:text-properties officeooo:rsid="0013f7b1"/>
    </style:style>
    <style:style style:name="T6" style:family="text">
      <style:text-properties officeooo:rsid="0015dac4"/>
    </style:style>
    <style:style style:name="T7" style:family="text">
      <style:text-properties fo:font-size="9pt" officeooo:rsid="0015dac4" style:font-size-asian="9pt" style:font-size-complex="9pt"/>
    </style:style>
    <style:style style:name="T8" style:family="text">
      <style:text-properties officeooo:rsid="0016e385"/>
    </style:style>
    <style:style style:name="T9" style:family="text">
      <style:text-properties officeooo:rsid="0018543e"/>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9"><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Standard">Formulario de auto-evaluación</text:p>
            <text:p text:style-name="Header">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Vicente Martínez Rodríguez</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210</text:span> minutos.</text:p>
      <text:p text:style-name="Standard">1. He resuelto todas las dudas que tenía antes de iniciar la sesión de prácticas: <text:span text:style-name="T9">si</text:span>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oft-page-break/>Mi solución al <text:span text:style-name="T2">ejercicio 1</text:span> ha sido:</text:p>
      <table:table table:name="Table9" table:style-name="Table9">
        <table:table-column table:style-name="Table9.A"/>
        <table:table-row table:style-name="Table9.1">
          <table:table-cell table:style-name="Table9.A1" office:value-type="string">
            <text:p text:style-name="P7">La funcionalidad del programa consiste en crear un archivo llamado “archivo”</text:p>
            <text:p text:style-name="P7">if( (fd=open("archivo",O_CREAT|O_TRUNC|O_WRONLY,S_IRUSR|S_IWUSR))&lt;0)</text:p>
            <text:p text:style-name="P7"><text:s text:c="11"/>O_CREAT <text:s/>→ <text:s/>si el fichero no existe se crea.</text:p>
            <text:p text:style-name="P7"><text:s text:c="11"/>O_TRUNC → si el archivo ya existe y tiene permisos de escritura, se trunca a longitud 0.</text:p>
            <text:p text:style-name="P7"><text:s text:c="11"/>O_WRONLY → la apertura del archivo es solo de escritura.</text:p>
            <text:p text:style-name="P7"><text:s text:c="11"/>S_IRUSR → el usuario tiene permiso de lectura.</text:p>
            <text:p text:style-name="P7"><text:s text:c="11"/>S_IWUSR → el usuario tiene permiso de escritura.</text:p>
            <text:p text:style-name="P7"><text:s text:c="11"/>Si el descriptor de fichero devuelve un numero negativo entonces ha habido un error en la <text:s text:c="15"/>creación del archivo.</text:p>
            <text:p text:style-name="P7">if(write(fd,buf1,10) != 10)</text:p>
            <text:p text:style-name="P7"><text:s text:c="11"/>Se tiene que escribir en el fichero que referencia fd los 10 primeros bytes del búfer buf1.</text:p>
            <text:p text:style-name="P7"><text:s text:c="11"/>Si se devuelve un numero distinto al numero de bytes especificados, ha habido un error en <text:s text:c="34"/>la escritura.</text:p>
            <text:p text:style-name="P7">if(lseek(fd,40,SEEK_SET) &lt; 0)</text:p>
            <text:p text:style-name="P7"><text:s text:c="11"/>Hace que el puntero del descriptor del fichero apunte 40 bytes mas adelante, devuelve la <text:s text:c="12"/>posición del puntero resultante medida en bytes desde el principio del fichero, si es un numero <text:s text:c="11"/>negativo ha habido un error.</text:p>
            <text:p text:style-name="P8">if(write(fd,buf2,10) != 10)</text:p>
            <text:p text:style-name="P6"><text:span text:style-name="T3"><text:s text:c="11"/></text:span><text:span text:style-name="T4">Se vuelve a escribir en el fichero 40 bytes mas adelante, se escribe el contenido de los 10 primero bytes de buf2, si el resultado es distinto de 10 se ha producido un error.</text:span></text:p>
            <text:p text:style-name="P8"/>
            <text:p text:style-name="P8">Al ejecutar el programa se crea “archivo” que con cat muestra que contiene el contenido de los dos arrays, con od -c se hace un volcado en caracteres mostrandose los cero que corresponden a las posiciones que han sido saltadas por el puntero cuando se avanzava 40 byt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i solución a la <text:span text:style-name="T2">ejercicio 2</text:span> ha sido:</text:p>
      <table:table table:name="Table10" table:style-name="Table10">
        <table:table-column table:style-name="Table10.A"/>
        <table:table-row>
          <table:table-cell table:style-name="Table10.A1" office:value-type="string">
            <text:p text:style-name="P12"><text:span text:style-name="T6">#include&lt;sys/types.h&gt;</text:span></text:p>
            <text:p text:style-name="P12"><text:span text:style-name="T6">#include&lt;sys/stat.h&gt;</text:span></text:p>
            <text:p text:style-name="P12"><text:span text:style-name="T6">#include&lt;fcntl.h&gt;</text:span></text:p>
            <text:p text:style-name="P12"><text:span text:style-name="T6">#include&lt;stdlib.h&gt;</text:span></text:p>
            <text:p text:style-name="P12"><text:span text:style-name="T6">#include&lt;stdio.h&gt;</text:span></text:p>
            <text:p text:style-name="P12"><text:span text:style-name="T6">#include&lt;errno.h&gt;</text:span></text:p>
            <text:p text:style-name="P12"><text:span text:style-name="T6">#include&lt;unistd.h&gt;</text:span></text:p>
            <text:p text:style-name="P12"><text:span text:style-name="T6">#include&lt;string.h&gt;</text:span></text:p>
            <text:p text:style-name="P12"><text:span text:style-name="T6"></text:span></text:p>
            <text:p text:style-name="P12"><text:span text:style-name="T6">int main(int argc, char *argv[])</text:span></text:p>
            <text:p text:style-name="P12"><text:span text:style-name="T6">{</text:span></text:p>
            <text:p text:style-name="P12"><text:span text:style-name="T6"><text:tab/>int fd1, fd2;</text:span></text:p>
            <text:p text:style-name="P12"><text:span text:style-name="T6"><text:tab/>char buf1[80];</text:span></text:p>
            <text:p text:style-name="P12"><text:span text:style-name="T6"></text:span></text:p>
            <text:p text:style-name="P12"><text:span text:style-name="T6"><text:tab/>if(argc==1){</text:span></text:p>
            <text:p text:style-name="P12"><text:span text:style-name="T6"><text:tab/><text:tab/>//Entrada estandar.<text:tab/><text:tab/></text:span></text:p>
            <text:p text:style-name="P12"><text:span text:style-name="T6"><text:tab/><text:tab/>fd1=STDIN_FILENO;</text:span></text:p>
            <text:p text:style-name="P12"><text:span text:style-name="T6"><text:tab/>}</text:span></text:p>
            <text:p text:style-name="P12"><text:span text:style-name="T6"><text:tab/>else if(argc==2){</text:span></text:p>
            <text:p text:style-name="P12"><text:span text:style-name="T6"><text:tab/><text:tab/>if( (fd1=open(argv[1],O_RDONLY,S_IRUSR|S_IWUSR))&lt;0){</text:span></text:p>
            <text:p text:style-name="P12"><text:span text:style-name="T6"><text:tab/><text:tab/><text:tab/>printf("\nError %d en open",errno);</text:span></text:p>
            <text:p text:style-name="P12"><text:span text:style-name="T6"><text:tab/><text:tab/><text:tab/>perror("\nError en open");</text:span></text:p>
            <text:p text:style-name="P12"><text:span text:style-name="T6"><text:tab/><text:tab/><text:tab/>exit(-1);</text:span></text:p>
            <text:p text:style-name="P12"><text:span text:style-name="T6"><text:tab/><text:tab/>}</text:span></text:p>
            <text:p text:style-name="P12"><text:span text:style-name="T6"><text:tab/>}</text:span></text:p>
            <text:p text:style-name="P12"><text:span text:style-name="T6"><text:tab/>else{</text:span></text:p>
            <text:p text:style-name="P12"><text:span text:style-name="T6"><text:tab/><text:tab/>printf("\nError en el numero de argumentos.");</text:span></text:p>
            <text:p text:style-name="P12"><text:span text:style-name="T6"><text:tab/>}</text:span></text:p>
            <text:p text:style-name="P12"><text:span text:style-name="T6"></text:span></text:p>
            <text:p text:style-name="P12"><text:span text:style-name="T6"><text:tab/>fd2=open("salida",O_CREAT|O_WRONLY,S_IRUSR|S_IWUSR);</text:span></text:p>
            <text:p text:style-name="P12"><text:span text:style-name="T6"></text:span></text:p>
            <text:p text:style-name="P12"><text:span text:style-name="T6"><text:tab/>int i=1,j=0;</text:span></text:p>
            <text:p text:style-name="P12"><text:span text:style-name="T6"><text:tab/>char numero[11];</text:span></text:p>
            <text:p text:style-name="P12"><text:span text:style-name="T6"><text:tab/>int fin=1;</text:span></text:p>
            <text:p text:style-name="P12"><text:soft-page-break/><text:span text:style-name="T6"><text:tab/></text:span></text:p>
            <text:p text:style-name="P12"><text:span text:style-name="T6"><text:tab/>lseek(fd2,30,SEEK_SET);<text:tab/>//Decimos que el puntero apunte 28 posiciones mas adelante</text:span></text:p>
            <text:p text:style-name="P12"><text:span text:style-name="T6"><text:tab/><text:tab/><text:tab/><text:tab/><text:tab/><text:tab/><text:tab/>//Para poder meter la cadena de caracteres inicial.</text:span></text:p>
            <text:p text:style-name="P12"><text:span text:style-name="T6"><text:tab/>write(fd2,"\n",1);</text:span></text:p>
            <text:p text:style-name="P12"><text:span text:style-name="T6"><text:tab/>while(fin!=0){</text:span></text:p>
            <text:p text:style-name="P12"><text:span text:style-name="T6"><text:tab/><text:tab/>fin=read(fd1,buf1,80); <text:s text:c="3"/>//Leo del argv1 80 bytes y lo paso al array</text:span></text:p>
            <text:p text:style-name="P12"><text:span text:style-name="T6"><text:tab/><text:tab/>if(fin!=0 &amp;&amp; fin!=-1){</text:span></text:p>
            <text:p text:style-name="P12"><text:span text:style-name="T6"><text:tab/><text:tab/><text:tab/>sprintf(numero,"\nBloque %d\n",i);</text:span></text:p>
            <text:p text:style-name="P12"><text:span text:style-name="T6"><text:tab/><text:tab/><text:tab/>lseek(fd2,8,SEEK_END);</text:span></text:p>
            <text:p text:style-name="P12"><text:span text:style-name="T6"></text:span></text:p>
            <text:p text:style-name="P12"><text:span text:style-name="T6"><text:tab/><text:tab/><text:tab/>write(fd2,numero,strlen(numero));<text:tab/> <text:s/>//Escribo el numero</text:span></text:p>
            <text:p text:style-name="P12"><text:span text:style-name="T6"><text:tab/><text:tab/><text:tab/>lseek(fd2,strlen(numero),SEEK_END);</text:span></text:p>
            <text:p text:style-name="P12"><text:span text:style-name="T6"></text:span></text:p>
            <text:p text:style-name="P12"><text:span text:style-name="T6"><text:tab/><text:tab/><text:tab/>write(fd2,buf1,80);<text:tab/><text:tab/> <text:s/>//Escribo los 80 bytes</text:span></text:p>
            <text:p text:style-name="P12"><text:span text:style-name="T6"><text:tab/><text:tab/><text:tab/>lseek(fd2,80,SEEK_END);</text:span></text:p>
            <text:p text:style-name="P12"><text:span text:style-name="T6"><text:tab/><text:tab/><text:tab/>i++;</text:span></text:p>
            <text:p text:style-name="P12"><text:span text:style-name="T6"><text:tab/><text:tab/>}</text:span></text:p>
            <text:p text:style-name="P12"><text:span text:style-name="T6"><text:tab/><text:tab/>else if(fin==0){</text:span></text:p>
            <text:p text:style-name="P12"><text:span text:style-name="T6"><text:tab/><text:tab/><text:tab/>write(fd2,"\n",1);</text:span></text:p>
            <text:p text:style-name="P12"><text:span text:style-name="T6"><text:tab/><text:tab/>}</text:span></text:p>
            <text:p text:style-name="P12"><text:span text:style-name="T6"><text:tab/><text:tab/>else if(fin==-1){</text:span></text:p>
            <text:p text:style-name="P12"><text:span text:style-name="T6"><text:tab/><text:tab/><text:tab/>perror("Error: en read.");</text:span></text:p>
            <text:p text:style-name="P12"><text:span text:style-name="T6"><text:tab/><text:tab/><text:tab/>exit(EXIT_FAILURE);</text:span></text:p>
            <text:p text:style-name="P12"><text:span text:style-name="T6"><text:tab/><text:tab/>}</text:span></text:p>
            <text:p text:style-name="P12"><text:span text:style-name="T6"><text:tab/>}</text:span></text:p>
            <text:p text:style-name="P12"><text:span text:style-name="T6"><text:tab/><text:tab/>//Escribir al inicio del archivo</text:span></text:p>
            <text:p text:style-name="P12"><text:span text:style-name="T6"><text:tab/>char num[2];</text:span></text:p>
            <text:p text:style-name="P12"><text:span text:style-name="T6"><text:tab/>lseek(fd2,0,SEEK_SET);</text:span></text:p>
            <text:p text:style-name="P12"><text:span text:style-name="T6"><text:tab/>write(fd2,"El número de bloques es ",25);</text:span></text:p>
            <text:p text:style-name="P12"><text:span text:style-name="T6"><text:tab/>lseek(fd2,25,SEEK_SET);</text:span></text:p>
            <text:p text:style-name="P12"><text:span text:style-name="T6"><text:tab/>sprintf(numero,"%d",i-1);</text:span></text:p>
            <text:p text:style-name="P12"><text:span text:style-name="T6"><text:tab/>write(fd2, numero,1 );</text:span></text:p>
            <text:p text:style-name="P12"><text:span text:style-name="T6"><text:tab/>close(fd1);</text:span></text:p>
            <text:p text:style-name="P12"><text:span text:style-name="T6"><text:tab/>close(fd2);</text:span></text:p>
            <text:p text:style-name="P11"><text:span text:style-name="T7">}</text:span></text:p>
          </table:table-cell>
        </table:table-row>
      </table:table>
      <text:p text:style-name="Standard"/>
      <text:p text:style-name="Standard"><text:soft-page-break/>Mi solución a la <text:span text:style-name="T2">ejercicio 3</text:span> ha sido:</text:p>
      <table:table table:name="Table12" table:style-name="Table12">
        <table:table-column table:style-name="Table12.A"/>
        <table:table-row>
          <table:table-cell table:style-name="Table12.A1" office:value-type="string">
            <text:p text:style-name="P10">Al ejecutar el programa se le pasan argumentos que debe ser direcciones a archivos, el programa devuelve si existe el tipo de archivo que es.</text:p>
            <text:p text:style-name="P10">lstat(argv[i],&amp;atributos) → examina el archivo al que apunta argcv[i] y se lo asigna al struct stat atributos.</text:p>
            <text:p text:style-name="P10">S_ISREG(atributos.st_mode) → comprueba si el archivo es un archivo regular.</text:p>
            <text:p text:style-name="P10">S_ISDIR(atributos.st_mode) → comprueba si el archivo es un directorio.</text:p>
            <text:p text:style-name="P10">S_ISCHR(atributos.st_mode) → comprueba si es un archivo especial de caracteres.</text:p>
            <text:p text:style-name="P10">S_ISBLK(atributos.st_mode) → comprueba si es un archivo especial de bloques.</text:p>
            <text:p text:style-name="P10">S_ISFIFO(atributos.st_mode) → comprueba si es un cauce con nombre (FIFO)</text:p>
            <text:p text:style-name="P10">S_ISLNK(atributos.st_mode) → comprueba si es enlace simbolico.</text:p>
            <text:p text:style-name="P10">S_ISSOCK(atributos.st_mode) → comprueba si es un soket (conector).</text:p>
            <text:p text:style-name="P10">En caso de ser de un tipo de los anteriores se copia en un array de caracteres el tipo que es, sino se dirá que no es de un tipo desconocido, finalmente se saca por pantalla el contenido del array.</text:p>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P13"><text:span text:style-name="T5">#define mode unsigned </text:span></text:p>
            <text:p text:style-name="P13"><text:span text:style-name="T5">#define S_ISREG2(mode)((((mode) &amp; S_IFMT)==S_IFREG)?1: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size="10pt" style:font-name-asian="Calibri" style:font-size-asian="11pt" style:font-name-complex="Calibri" style:font-size-complex="11pt" style:language-complex="ar" style:country-complex="S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er"/>
    <style:style style:name="Título_20_31" style:display-name="Título 31" style:family="paragraph" style:parent-style-name="Header"/>
    <style:style style:name="Título_20_11" style:display-name="Título 11" style:family="paragraph" style:parent-style-name="Header"/>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er"/>
    <style:style style:name="Título_20_51" style:display-name="Título 51" style:family="paragraph" style:parent-style-name="Header"/>
    <style:style style:name="Título_20_71" style:display-name="Título 71" style:family="paragraph" style:parent-style-name="Header"/>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1" style:font-size-asian="10pt" style:font-name-complex="DejaVu Sans Mono" style:font-size-complex="10pt"/>
    </style:style>
    <style:style style:name="Pie_20_de_20_página1" style:display-name="Pie de página1" style:family="paragraph" style:parent-style-name="Standard"/>
    <style:style style:name="Encabezado1" style:family="paragraph" style:parent-style-name="Standard"/>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1-10-05T09:46:35</meta:creation-date>
    <dc:date>2013-11-22T17:27:35</dc:date>
    <meta:print-date>2011-10-06T10:39:21</meta:print-date>
    <meta:editing-cycles>187</meta:editing-cycles>
    <meta:editing-duration>PT21H39M10S</meta:editing-duration>
    <dc:creator>Vicente </dc:creator>
    <meta:document-statistic meta:table-count="10" meta:image-count="1" meta:object-count="0" meta:page-count="5" meta:paragraph-count="114" meta:word-count="687" meta:character-count="5067" meta:non-whitespace-character-count="4118"/>
    <meta:user-defined meta:name="Información 1"/>
    <meta:user-defined meta:name="Información 2"/>
    <meta:user-defined meta:name="Información 3"/>
    <meta:user-defined meta:name="Información 4"/>
  </office:meta>
</office:document-meta>
</file>